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a297" officeooo:paragraph-rsid="001ca297"/>
    </style:style>
    <style:style style:name="P2" style:family="paragraph" style:parent-style-name="Standard">
      <style:text-properties fo:font-weight="bold" officeooo:rsid="001ca297" officeooo:paragraph-rsid="001ca297" style:font-weight-asian="bold" style:font-weight-complex="bold"/>
    </style:style>
    <style:style style:name="P3" style:family="paragraph" style:parent-style-name="Standard">
      <style:text-properties fo:font-weight="bold" officeooo:rsid="001d19cb" officeooo:paragraph-rsid="001d19cb" style:font-weight-asian="bold" style:font-weight-complex="bold"/>
    </style:style>
    <style:style style:name="P4" style:family="paragraph" style:parent-style-name="Standard">
      <style:text-properties fo:font-weight="normal" officeooo:rsid="001ca297" officeooo:paragraph-rsid="001ca297" style:font-weight-asian="normal" style:font-weight-complex="normal"/>
    </style:style>
    <style:style style:name="P5" style:family="paragraph" style:parent-style-name="Standard">
      <style:text-properties fo:font-weight="normal" officeooo:rsid="001d19cb" officeooo:paragraph-rsid="001d19cb" style:font-weight-asian="normal" style:font-weight-complex="normal"/>
    </style:style>
    <style:style style:name="P6" style:family="paragraph" style:parent-style-name="Standard">
      <style:text-properties fo:font-weight="normal" officeooo:rsid="001d654b" officeooo:paragraph-rsid="001d654b" style:font-weight-asian="normal" style:font-weight-complex="normal"/>
    </style:style>
    <style:style style:name="P7" style:family="paragraph" style:parent-style-name="Standard">
      <style:text-properties fo:font-weight="normal" officeooo:rsid="001ecb01" officeooo:paragraph-rsid="001ecb01" style:font-weight-asian="normal" style:font-weight-complex="normal"/>
    </style:style>
    <style:style style:name="P8" style:family="paragraph" style:parent-style-name="Standard">
      <style:text-properties style:text-underline-style="none" fo:font-weight="bold" officeooo:rsid="001d19cb" officeooo:paragraph-rsid="001d19cb" style:font-weight-asian="bold" style:font-weight-complex="bold"/>
    </style:style>
    <style:style style:name="T1" style:family="text">
      <style:text-properties fo:font-weight="normal" style:font-weight-asian="normal" style:font-weight-complex="normal"/>
    </style:style>
    <style:style style:name="T2" style:family="text">
      <style:text-properties officeooo:rsid="001d19cb"/>
    </style:style>
    <style:style style:name="T3" style:family="text">
      <style:text-properties officeooo:rsid="001d65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Checkpoint 3:</text:p>
      <text:p text:style-name="P1"/>
      <text:p text:style-name="P1">a) </text:p>
      <text:p text:style-name="P2">Entradas de componentes:</text:p>
      <text:p text:style-name="P1">ALU_A_WRITE y ALU_B_WRITE: Se encargan de habilitar la escritura de los registros proporcionados por la ALU. De por sí tiene dos registros de 4 bits para guardar valores en cualquiera de los 4 registros generales y operar sobre ellos.</text:p>
      <text:p text:style-name="P1"/>
      <text:p text:style-name="P1">OP: Marca la operación que queremos hacer con los valores guardados en los registros de la ALU (ADD, LESS, OR, AND)</text:p>
      <text:p text:style-name="P1"/>
      <text:p text:style-name="P1">ALU_enableOut: permite “dejar salir” los valores del resultado de las operaciones hechas por la ALU (es decir, es lo que permite ver el resultado).</text:p>
      <text:p text:style-name="P1"/>
      <text:p text:style-name="P1">CLK: es el que permite generar cambios de estado al programa en sí. </text:p>
      <text:p text:style-name="P1"/>
      <text:p text:style-name="P1">RegN_Write: para todos los registros, permite habilitar la opción de escribir valores sobre cada uno. El valor se recibe a partir del Force_Input y el Force_Input tiene un enabler para dejar “pasar” el valor a los registros que queremos.</text:p>
      <text:p text:style-name="P1"/>
      <text:p text:style-name="P1">RegN_enableOut: permite dejar “salir” a los valores de los registros para después poder utilizarlo por la ALU con registros. </text:p>
      <text:p text:style-name="P1"/>
      <text:p text:style-name="P2">Salidas de componentes:</text:p>
      <text:p text:style-name="P4">Reg4_Debug: ayuda a “debuggear” el registro para ver si el valor que estamos almacenando es el correcto, con el que queremos operar.</text:p>
      <text:p text:style-name="P4"/>
      <text:p text:style-name="P4">Reg4_output: es el valor que devuelve el registro N, podemos operar con este valor luego en la ALU.</text:p>
      <text:p text:style-name="P4"/>
      <text:p text:style-name="P4">A_Debug, B_Debug: Al igual que Reg4_Debug permite debuggear los valores almacenados en los registros de la ALU particularmente.</text:p>
      <text:p text:style-name="P4"/>
      <text:p text:style-name="P4">N,Z,V,C: Flags de la ALU, se encienden dependiendo los resultados de las operaciones que hacemos. N (negativo) Z (Zero) V (Borrow) C (Carry)</text:p>
      <text:p text:style-name="P4"/>
      <text:p text:style-name="P4">Reg4_output: Es el valor resultante de nuestra operación en la ALU (es el resultado principal).</text:p>
      <text:p text:style-name="P4"/>
      <text:p text:style-name="P4"/>
      <text:p text:style-name="P4">b)</text:p>
      <text:p text:style-name="P4"/>
      <text:p text:style-name="P5">Tenemos tres tipos de display fundamentales:</text:p>
      <text:p text:style-name="P3">Displays registros:<text:span text:style-name="T1"> los display al costado de los registros son una ayuda para debuggear el contenido dentro de los registros generales. Si tuvieramos un valor mal cargado podríamos verlo en el display al costado de cada registro.</text:span></text:p>
      <text:p text:style-name="P3"><text:span text:style-name="T1"/></text:p>
      <text:p text:style-name="P3">Displays ALU:<text:span text:style-name="T1"> La ALU tiene 3 display, dos para los valores almacenados en los registros de la ALU y uno para el valor del resultado/output. </text:span></text:p>
      <text:p text:style-name="P3"><text:span text:style-name="T1"/></text:p>
      <text:p text:style-name="P8">Display RES: <text:span text:style-name="T1">Devuelve el valor res de la operación. Si conectaramos el resultado con otros componentes, utilizaríamos el valor que se muestra a partir del cable Reg4_output.</text:span></text:p>
      <text:p text:style-name="P8"><text:soft-page-break/><text:span text:style-name="T1"/></text:p>
      <text:p text:style-name="P5">c) Secuencia de carga:</text:p>
      <text:p text:style-name="P5"/>
      <text:p text:style-name="P5">Force Input: 0100 → en_Force_input: 1 → reg<text:span text:style-name="T3">2_write: 1 → reg_2_enableOut: 1 → clock: 1</text:span></text:p>
      <text:p text:style-name="P6">Registro 02 = 0100 = 4</text:p>
      <text:p text:style-name="P6"/>
      <text:p text:style-name="P6">luego</text:p>
      <text:p text:style-name="P6"/>
      <text:p text:style-name="P6">Force Input: 1101 → <text:span text:style-name="T2">en_Force_input: 1 → reg</text:span>3_write: 1 → reg_3_enableOut: 1 → clock: 1</text:p>
      <text:p text:style-name="P6">Registro 02 = 1101 = -3</text:p>
      <text:p text:style-name="P6"/>
      <text:p text:style-name="P6"/>
      <text:p text:style-name="P7">d)</text:p>
      <text:p text:style-name="P7"/>
      <text:p text:style-name="P7"/>
      <text:p text:style-name="P7"/>
      <text:p text:style-name="P7">e)</text:p>
      <text:p text:style-name="P7"/>
      <text:p text:style-name="P7"/>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4T09:19:25.840543269</meta:creation-date>
    <dc:date>2023-10-04T14:04:33.680007269</dc:date>
    <meta:editing-duration>PT3H51M26S</meta:editing-duration>
    <meta:editing-cycles>3</meta:editing-cycles>
    <meta:generator>LibreOffice/7.3.7.2$Linux_X86_64 LibreOffice_project/30$Build-2</meta:generator>
    <meta:document-statistic meta:table-count="0" meta:image-count="0" meta:object-count="0" meta:page-count="2" meta:paragraph-count="28" meta:word-count="405" meta:character-count="2417" meta:non-whitespace-character-count="2036"/>
  </office:meta>
</office:document-meta>
</file>